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ultipartHttpServletRequest.addFile( Multipart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ultipartHttpServletRequest.getMultipartContentType( String paramOr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ckMultipartHttpServletRequest.getRequ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ultipartHttpServletRequest.getFi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HttpServletRequest.MockMultipartHttpServl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HttpServletRequest.getFil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ultipartHttpServletRequest.MockMultipartHttpServletRequest( @ Nullable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MultipartHttpServletRequest.getMultipartHeaders( String paramOrFil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ockMultipartHttpServletRequest.getMultiFi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HttpServletRequest.get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HttpServletRequest.getFi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HttpServletRequest.getReques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